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Text_20_body">
      <style:text-properties officeooo:rsid="0020738c" officeooo:paragraph-rsid="0020738c"/>
    </style:style>
    <style:style style:name="P26" style:family="paragraph" style:parent-style-name="Text_20_body">
      <style:text-properties officeooo:rsid="0020738c" officeooo:paragraph-rsid="00240d51"/>
    </style:style>
    <style:style style:name="P27" style:family="paragraph" style:parent-style-name="Text_20_body">
      <style:text-properties officeooo:rsid="00221d47" officeooo:paragraph-rsid="00221d47"/>
    </style:style>
    <style:style style:name="P28" style:family="paragraph" style:parent-style-name="Text_20_body">
      <style:text-properties officeooo:rsid="00221d47" officeooo:paragraph-rsid="00240d51"/>
    </style:style>
    <style:style style:name="P29" style:family="paragraph" style:parent-style-name="Text_20_body">
      <style:text-properties officeooo:rsid="00240d51" officeooo:paragraph-rsid="00240d51"/>
    </style:style>
    <style:style style:name="P30" style:family="paragraph" style:parent-style-name="Preformatted_20_Text">
      <style:paragraph-properties fo:margin-top="0cm" fo:margin-bottom="0.499cm" style:contextual-spacing="false"/>
    </style:style>
    <style:style style:name="P31" style:family="paragraph" style:parent-style-name="Text_20_body">
      <style:paragraph-properties fo:break-before="page"/>
      <style:text-properties fo:font-weight="bold" style:font-weight-asian="bold" style:font-weight-complex="bold"/>
    </style:style>
    <style:style style:name="P32" style:family="paragraph" style:parent-style-name="Text_20_body">
      <style:text-properties officeooo:rsid="001f3369" officeooo:paragraph-rsid="001f3369"/>
    </style:style>
    <style:style style:name="P33" style:family="paragraph" style:parent-style-name="Text_20_body">
      <style:paragraph-properties fo:break-before="page"/>
      <style:text-properties officeooo:rsid="001f3369" officeooo:paragraph-rsid="001f3369"/>
    </style:style>
    <style:style style:name="P34" style:family="paragraph" style:parent-style-name="Text_20_body">
      <style:text-properties officeooo:paragraph-rsid="001df1cc"/>
    </style:style>
    <style:style style:name="P35" style:family="paragraph" style:parent-style-name="Text_20_body">
      <style:text-properties officeooo:paragraph-rsid="0020738c"/>
    </style:style>
    <style:style style:name="P36" style:family="paragraph" style:parent-style-name="Text_20_body">
      <style:text-properties officeooo:paragraph-rsid="0021b336"/>
    </style:style>
    <style:style style:name="P37" style:family="paragraph" style:parent-style-name="Text_20_body">
      <style:text-properties officeooo:paragraph-rsid="00240d51"/>
    </style:style>
    <style:style style:name="P38" style:family="paragraph" style:parent-style-name="Text_20_body">
      <style:text-properties officeooo:rsid="0026c35e" officeooo:paragraph-rsid="0026c35e"/>
    </style:style>
    <style:style style:name="P39" style:family="paragraph" style:parent-style-name="Text_20_body">
      <style:text-properties officeooo:rsid="0027bd25" officeooo:paragraph-rsid="0027bd25"/>
    </style:style>
    <style:style style:name="P40" style:family="paragraph" style:parent-style-name="Text_20_body">
      <style:text-properties officeooo:rsid="0030489e" officeooo:paragraph-rsid="0030489e"/>
    </style:style>
    <style:style style:name="P41" style:family="paragraph" style:parent-style-name="Heading_20_3">
      <style:text-properties officeooo:paragraph-rsid="00299458"/>
    </style:style>
    <style:style style:name="P42" style:family="paragraph" style:parent-style-name="Text_20_body">
      <style:text-properties officeooo:paragraph-rsid="00299458"/>
    </style:style>
    <style:style style:name="P43" style:family="paragraph" style:parent-style-name="Text_20_body">
      <style:text-properties officeooo:rsid="002b545c" officeooo:paragraph-rsid="002b545c"/>
    </style:style>
    <style:style style:name="P44" style:family="paragraph" style:parent-style-name="Text_20_body">
      <style:text-properties officeooo:paragraph-rsid="002b545c"/>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ext_20_body">
      <style:paragraph-properties fo:break-before="page"/>
      <style:text-properties officeooo:rsid="0032bc72" officeooo:paragraph-rsid="0032bc72"/>
    </style:style>
    <style:style style:name="P50" style:family="paragraph" style:parent-style-name="Text_20_body">
      <style:text-properties officeooo:rsid="0032bc72" officeooo:paragraph-rsid="0032bc72"/>
    </style:style>
    <style:style style:name="P51" style:family="paragraph" style:parent-style-name="Text_20_body">
      <style:text-properties officeooo:rsid="0032bc72" officeooo:paragraph-rsid="0033ee86"/>
    </style:style>
    <style:style style:name="P52" style:family="paragraph" style:parent-style-name="Text_20_body">
      <style:text-properties officeooo:paragraph-rsid="0033ee86"/>
    </style:style>
    <style:style style:name="P53" style:family="paragraph" style:parent-style-name="Text_20_body">
      <style:text-properties officeooo:paragraph-rsid="00342355"/>
    </style:style>
    <style:style style:name="P54" style:family="paragraph" style:parent-style-name="Text_20_body">
      <style:text-properties officeooo:paragraph-rsid="00360510"/>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5.998cm" style:type="right" style:leader-style="dotted" style:leader-text="."/>
        </style:tab-stops>
      </style:paragraph-properties>
    </style:style>
    <style:style style:name="P57" style:family="paragraph" style:parent-style-name="Contents_20_4">
      <style:paragraph-properties>
        <style:tab-stops>
          <style:tab-stop style:position="15.499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ing_20_2">
      <style:paragraph-properties fo:break-before="page"/>
      <style:text-properties officeooo:rsid="000f95f0" officeooo:paragraph-rsid="000f95f0"/>
    </style:style>
    <style:style style:name="P60" style:family="paragraph" style:parent-style-name="Heading_20_2">
      <style:paragraph-properties fo:break-before="page"/>
      <style:text-properties officeooo:rsid="00126b37" officeooo:paragraph-rsid="00126b37"/>
    </style:style>
    <style:style style:name="P61" style:family="paragraph" style:parent-style-name="Heading_20_2">
      <style:paragraph-properties fo:break-before="page"/>
      <style:text-properties officeooo:rsid="0014598c" officeooo:paragraph-rsid="0014598c"/>
    </style:style>
    <style:style style:name="P62" style:family="paragraph" style:parent-style-name="Heading_20_2">
      <style:paragraph-properties fo:break-before="page"/>
      <style:text-properties officeooo:rsid="00176d6e" officeooo:paragraph-rsid="00176d6e"/>
    </style:style>
    <style:style style:name="P63" style:family="paragraph" style:parent-style-name="Heading_20_2">
      <style:paragraph-properties fo:break-before="page"/>
      <style:text-properties officeooo:rsid="0018111a" officeooo:paragraph-rsid="0018111a"/>
    </style:style>
    <style:style style:name="P64" style:family="paragraph" style:parent-style-name="Heading_20_2">
      <style:paragraph-properties fo:break-before="page"/>
      <style:text-properties officeooo:rsid="00194a05" officeooo:paragraph-rsid="00194a05"/>
    </style:style>
    <style:style style:name="P65" style:family="paragraph" style:parent-style-name="Heading_20_2">
      <style:paragraph-properties fo:break-before="page"/>
      <style:text-properties officeooo:rsid="00196981" officeooo:paragraph-rsid="00196981"/>
    </style:style>
    <style:style style:name="P66" style:family="paragraph" style:parent-style-name="Heading_20_2">
      <style:paragraph-properties fo:break-before="page"/>
      <style:text-properties officeooo:rsid="00199a59" officeooo:paragraph-rsid="00199a59"/>
    </style:style>
    <style:style style:name="P67" style:family="paragraph" style:parent-style-name="Heading_20_2">
      <style:paragraph-properties fo:break-before="page"/>
      <style:text-properties officeooo:rsid="00360510" officeooo:paragraph-rsid="00360510"/>
    </style:style>
    <style:style style:name="P68" style:family="paragraph" style:parent-style-name="Heading_20_2">
      <style:paragraph-properties fo:break-before="page"/>
      <style:text-properties officeooo:rsid="00342355" officeooo:paragraph-rsid="00342355"/>
    </style:style>
    <style:style style:name="P69" style:family="paragraph" style:parent-style-name="Heading_20_2">
      <style:paragraph-properties fo:break-before="page"/>
      <style:text-properties officeooo:rsid="00299458" officeooo:paragraph-rsid="00299458"/>
    </style:style>
    <style:style style:name="P70" style:family="paragraph" style:parent-style-name="Heading_20_2">
      <style:paragraph-properties fo:break-before="page"/>
      <style:text-properties officeooo:rsid="0032bc72" officeooo:paragraph-rsid="0032bc72"/>
    </style:style>
    <style:style style:name="P71" style:family="paragraph" style:parent-style-name="Heading_20_2">
      <style:paragraph-properties fo:break-before="page"/>
      <style:text-properties officeooo:rsid="0020738c" officeooo:paragraph-rsid="0020738c"/>
    </style:style>
    <style:style style:name="P72" style:family="paragraph" style:parent-style-name="Heading_20_2">
      <style:paragraph-properties fo:break-before="page"/>
      <style:text-properties officeooo:rsid="00221d47" officeooo:paragraph-rsid="00221d47"/>
    </style:style>
    <style:style style:name="P73" style:family="paragraph" style:parent-style-name="Heading_20_2">
      <style:paragraph-properties fo:break-before="page"/>
      <style:text-properties officeooo:rsid="0030489e" officeooo:paragraph-rsid="0030489e"/>
    </style:style>
    <style:style style:name="P74" style:family="paragraph" style:parent-style-name="Heading_20_2">
      <style:paragraph-properties fo:break-before="page"/>
      <style:text-properties officeooo:rsid="0021b336" officeooo:paragraph-rsid="0021b336"/>
    </style:style>
    <style:style style:name="P75" style:family="paragraph" style:parent-style-name="Heading_20_2">
      <style:paragraph-properties fo:break-before="page"/>
      <style:text-properties officeooo:rsid="00240d51" officeooo:paragraph-rsid="00240d51"/>
    </style:style>
    <style:style style:name="P76" style:family="paragraph" style:parent-style-name="Heading_20_2">
      <style:paragraph-properties fo:break-before="page"/>
      <style:text-properties officeooo:rsid="001df1cc" officeooo:paragraph-rsid="001df1cc"/>
    </style:style>
    <style:style style:name="P77" style:family="paragraph" style:parent-style-name="Preformatted_20_Text" style:list-style-name="L2">
      <style:paragraph-properties fo:margin-top="0cm" fo:margin-bottom="0.499cm" style:contextual-spacing="false"/>
    </style:style>
    <style:style style:name="P78" style:family="paragraph" style:parent-style-name="Preformatted_20_Text" style:list-style-name="L3">
      <style:paragraph-properties fo:margin-top="0cm" fo:margin-bottom="0.499cm" style:contextual-spacing="false"/>
    </style:style>
    <style:style style:name="P79" style:family="paragraph" style:parent-style-name="Preformatted_20_Text" style:list-style-name="L5">
      <style:paragraph-properties fo:margin-top="0cm" fo:margin-bottom="0.499cm" style:contextual-spacing="false"/>
    </style:style>
    <style:style style:name="P80" style:family="paragraph" style:parent-style-name="Preformatted_20_Text" style:list-style-name="L6">
      <style:paragraph-properties fo:margin-top="0cm" fo:margin-bottom="0.499cm" style:contextual-spacing="false"/>
    </style:style>
    <style:style style:name="P81" style:family="paragraph" style:parent-style-name="Preformatted_20_Text" style:list-style-name="L8"/>
    <style:style style:name="P82" style:family="paragraph" style:parent-style-name="Preformatted_20_Text" style:list-style-name="L8">
      <style:paragraph-properties fo:margin-top="0cm" fo:margin-bottom="0.499cm" style:contextual-spacing="false"/>
    </style:style>
    <style:style style:name="P83" style:family="paragraph" style:parent-style-name="Preformatted_20_Text" style:list-style-name="L11">
      <style:paragraph-properties fo:margin-top="0cm" fo:margin-bottom="0.499cm" style:contextual-spacing="false"/>
    </style:style>
    <style:style style:name="P84" style:family="paragraph" style:parent-style-name="Preformatted_20_Text" style:list-style-name="L12">
      <style:paragraph-properties fo:margin-top="0cm" fo:margin-bottom="0.499cm" style:contextual-spacing="false"/>
    </style:style>
    <style:style style:name="P85" style:family="paragraph" style:parent-style-name="Preformatted_20_Text" style:list-style-name="L13">
      <style:paragraph-properties fo:margin-top="0cm" fo:margin-bottom="0.499cm" style:contextual-spacing="false"/>
    </style:style>
    <style:style style:name="P86" style:family="paragraph" style:parent-style-name="Preformatted_20_Text" style:list-style-name="L14">
      <style:paragraph-properties fo:margin-top="0cm" fo:margin-bottom="0.499cm" style:contextual-spacing="false"/>
    </style:style>
    <style:style style:name="P87" style:family="paragraph" style:parent-style-name="Preformatted_20_Text" style:list-style-name="L17"/>
    <style:style style:name="P88" style:family="paragraph" style:parent-style-name="Preformatted_20_Text" style:list-style-name="L17">
      <style:paragraph-properties fo:margin-top="0cm" fo:margin-bottom="0.499cm" style:contextual-spacing="false"/>
    </style:style>
    <style:style style:name="P89" style:family="paragraph" style:parent-style-name="Preformatted_20_Text" style:list-style-name="L18">
      <style:paragraph-properties fo:margin-top="0cm" fo:margin-bottom="0.499cm" style:contextual-spacing="false"/>
    </style:style>
    <style:style style:name="P90" style:family="paragraph" style:parent-style-name="Text_20_body" style:list-style-name="L1">
      <style:text-properties officeooo:rsid="001ebe65" officeooo:paragraph-rsid="001df1cc"/>
    </style:style>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7">
      <style:paragraph-properties fo:margin-left="0cm" fo:margin-right="0cm" fo:orphans="1" fo:text-indent="0cm" style:auto-text-indent="false"/>
    </style:style>
    <style:style style:name="P108" style:family="paragraph" style:parent-style-name="Text_20_body" style:list-style-name="L18">
      <style:paragraph-properties fo:margin-left="0cm" fo:margin-right="0cm" fo:orphans="1" fo:text-indent="0cm" style:auto-text-indent="false"/>
    </style:style>
    <style:style style:name="P109" style:family="paragraph" style:parent-style-name="Text_20_body" style:list-style-name="L18"/>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T22" style:family="text">
      <style:text-properties officeooo:rsid="0033ee86"/>
    </style:style>
    <style:style style:name="T23" style:family="text">
      <style:text-properties officeooo:rsid="00342355"/>
    </style:style>
    <style:style style:name="T24" style:family="text">
      <style:text-properties officeooo:rsid="0036051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1"><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90">Share: Copy and redistribute the material in any medium or format.</text:p>
        </text:list-item>
        <text:list-item>
          <text:p text:style-name="P90">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1"><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8">Summary</text:p>
          </text:index-title>
          <text:p text:style-name="P45"><text:a xlink:type="simple" xlink:href="#__RefHeading___Toc3731_263585604" text:style-name="Index_20_Link" text:visited-style-name="Index_20_Link">Structure<text:tab/>6</text:a></text:p>
          <text:p text:style-name="P45"><text:a xlink:type="simple" xlink:href="#__RefHeading___Toc3733_263585604" text:style-name="Index_20_Link" text:visited-style-name="Index_20_Link">Compilation<text:tab/>7</text:a></text:p>
          <text:p text:style-name="P45"><text:a xlink:type="simple" xlink:href="#__RefHeading___Toc3735_263585604" text:style-name="Index_20_Link" text:visited-style-name="Index_20_Link">Preprocessing, compilation, assembly and linking<text:tab/>8</text:a></text:p>
          <text:p text:style-name="P46"><text:a xlink:type="simple" xlink:href="#__RefHeading___Toc3759_263585604" text:style-name="Index_20_Link" text:visited-style-name="Index_20_Link">Compilation<text:tab/>8</text:a></text:p>
          <text:p text:style-name="P46"><text:a xlink:type="simple" xlink:href="#__RefHeading___Toc3761_263585604" text:style-name="Index_20_Link" text:visited-style-name="Index_20_Link">Linking<text:tab/>8</text:a></text:p>
          <text:p text:style-name="P46"><text:a xlink:type="simple" xlink:href="#__RefHeading___Toc3763_263585604" text:style-name="Index_20_Link" text:visited-style-name="Index_20_Link">Summary<text:tab/>8</text:a></text:p>
          <text:p text:style-name="P45"><text:a xlink:type="simple" xlink:href="#__RefHeading___Toc3737_263585604" text:style-name="Index_20_Link" text:visited-style-name="Index_20_Link">Writing in terminal<text:tab/>9</text:a></text:p>
          <text:p text:style-name="P45"><text:a xlink:type="simple" xlink:href="#__RefHeading___Toc3739_263585604" text:style-name="Index_20_Link" text:visited-style-name="Index_20_Link">Comments<text:tab/>10</text:a></text:p>
          <text:p text:style-name="P45"><text:a xlink:type="simple" xlink:href="#__RefHeading___Toc3741_263585604" text:style-name="Index_20_Link" text:visited-style-name="Index_20_Link">Writing in file<text:tab/>11</text:a></text:p>
          <text:p text:style-name="P45"><text:a xlink:type="simple" xlink:href="#__RefHeading___Toc3743_263585604" text:style-name="Index_20_Link" text:visited-style-name="Index_20_Link">Some types in C and string formatting<text:tab/>14</text:a></text:p>
          <text:p text:style-name="P45"><text:a xlink:type="simple" xlink:href="#__RefHeading___Toc3745_263585604" text:style-name="Index_20_Link" text:visited-style-name="Index_20_Link">Reading from terminal<text:tab/>15</text:a></text:p>
          <text:p text:style-name="P45"><text:a xlink:type="simple" xlink:href="#__RefHeading___Toc3747_263585604" text:style-name="Index_20_Link" text:visited-style-name="Index_20_Link">Reading from a text file<text:tab/>16</text:a></text:p>
          <text:p text:style-name="P45"><text:a xlink:type="simple" xlink:href="#__RefHeading___Toc3749_263585604" text:style-name="Index_20_Link" text:visited-style-name="Index_20_Link">For<text:tab/>18</text:a></text:p>
          <text:p text:style-name="P45"><text:a xlink:type="simple" xlink:href="#__RefHeading___Toc3751_263585604" text:style-name="Index_20_Link" text:visited-style-name="Index_20_Link">While<text:tab/>19</text:a></text:p>
          <text:p text:style-name="P45"><text:a xlink:type="simple" xlink:href="#__RefHeading___Toc3753_263585604" text:style-name="Index_20_Link" text:visited-style-name="Index_20_Link">If<text:tab/>20</text:a></text:p>
          <text:p text:style-name="P45"><text:a xlink:type="simple" xlink:href="#__RefHeading___Toc3765_263585604" text:style-name="Index_20_Link" text:visited-style-name="Index_20_Link">Functions<text:tab/>21</text:a></text:p>
          <text:p text:style-name="P45"><text:a xlink:type="simple" xlink:href="#__RefHeading___Toc3767_263585604" text:style-name="Index_20_Link" text:visited-style-name="Index_20_Link">Structs<text:tab/>23</text:a></text:p>
          <text:p text:style-name="P45"><text:a xlink:type="simple" xlink:href="#__RefHeading___Toc3404_1855044921" text:style-name="Index_20_Link" text:visited-style-name="Index_20_Link">Pointers<text:tab/>25</text:a></text:p>
          <text:p text:style-name="P45"><text:a xlink:type="simple" xlink:href="#__RefHeading___Toc3406_1855044921" text:style-name="Index_20_Link" text:visited-style-name="Index_20_Link">Structs with pointers<text:tab/>26</text:a></text:p>
          <text:p text:style-name="P45"><text:a xlink:type="simple" xlink:href="#__RefHeading___Toc2878_216155968" text:style-name="Index_20_Link" text:visited-style-name="Index_20_Link">Libraries<text:tab/>28</text:a></text:p>
          <text:p text:style-name="P46"><text:a xlink:type="simple" xlink:href="#__RefHeading___Toc2880_216155968" text:style-name="Index_20_Link" text:visited-style-name="Index_20_Link">Static Libraries<text:tab/>28</text:a></text:p>
          <text:p text:style-name="P47"><text:a xlink:type="simple" xlink:href="#__RefHeading___Toc2882_216155968" text:style-name="Index_20_Link" text:visited-style-name="Index_20_Link">Creating a Static Library<text:tab/>28</text:a></text:p>
          <text:p text:style-name="P46"><text:a xlink:type="simple" xlink:href="#__RefHeading___Toc2884_216155968" text:style-name="Index_20_Link" text:visited-style-name="Index_20_Link">Dynamic Libraries<text:tab/>28</text:a></text:p>
          <text:p text:style-name="P47"><text:a xlink:type="simple" xlink:href="#__RefHeading___Toc2886_216155968" text:style-name="Index_20_Link" text:visited-style-name="Index_20_Link">Creating a Dynamic Library<text:tab/>28</text:a></text:p>
          <text:p text:style-name="P46"><text:a xlink:type="simple" xlink:href="#__RefHeading___Toc2888_216155968" text:style-name="Index_20_Link" text:visited-style-name="Index_20_Link">Using Dynamic Libraries<text:tab/>28</text:a></text:p>
          <text:p text:style-name="P46"><text:a xlink:type="simple" xlink:href="#__RefHeading___Toc2890_216155968" text:style-name="Index_20_Link" text:visited-style-name="Index_20_Link">Advantages and Disadvantages<text:tab/>28</text:a></text:p>
          <text:p text:style-name="P45"><text:a xlink:type="simple" xlink:href="#__RefHeading___Toc2892_216155968" text:style-name="Index_20_Link" text:visited-style-name="Index_20_Link">Static Library Example<text:tab/>30</text:a></text:p>
          <text:p text:style-name="P45"><text:a xlink:type="simple" xlink:href="#__RefHeading___Toc2910_216155968" text:style-name="Index_20_Link" text:visited-style-name="Index_20_Link">Dynamic library example<text:tab/>32</text:a></text:p>
          <text:p text:style-name="P46"><text:a xlink:type="simple" xlink:href="#__RefHeading___Toc2912_216155968" text:style-name="Index_20_Link" text:visited-style-name="Index_20_Link">First.<text:tab/>32</text:a></text:p>
          <text:p text:style-name="P46"><text:a xlink:type="simple" xlink:href="#__RefHeading___Toc2914_216155968" text:style-name="Index_20_Link" text:visited-style-name="Index_20_Link">Next.<text:tab/>32</text:a></text:p>
          <text:p text:style-name="P46"><text:a xlink:type="simple" xlink:href="#__RefHeading___Toc2916_216155968" text:style-name="Index_20_Link" text:visited-style-name="Index_20_Link">Step 3: Compile the Application<text:tab/>32</text:a></text:p>
          <text:p text:style-name="P46"><text:a xlink:type="simple" xlink:href="#__RefHeading___Toc2918_216155968" text:style-name="Index_20_Link" text:visited-style-name="Index_20_Link">Step 4: Run the Application<text:tab/>32</text:a></text:p>
          <text:p text:style-name="P46"><text:a xlink:type="simple" xlink:href="#__RefHeading___Toc2920_216155968" text:style-name="Index_20_Link" text:visited-style-name="Index_20_Link">Summary<text:tab/>32</text:a></text:p>
          <text:p text:style-name="P46"><text:a xlink:type="simple" xlink:href="#__RefHeading___Toc2922_216155968" text:style-name="Index_20_Link" text:visited-style-name="Index_20_Link">Common Locations for Dynamic Libraries<text:tab/>33</text:a></text:p>
          <text:p text:style-name="P46"><text:a xlink:type="simple" xlink:href="#__RefHeading___Toc2924_216155968" text:style-name="Index_20_Link" text:visited-style-name="Index_20_Link">Additional Locations<text:tab/>33</text:a></text:p>
          <text:p text:style-name="P46"><text:a xlink:type="simple" xlink:href="#__RefHeading___Toc2926_216155968" text:style-name="Index_20_Link" text:visited-style-name="Index_20_Link">Configuring Library Paths<text:tab/>33</text:a></text:p>
          <text:p text:style-name="P45"><text:a xlink:type="simple" xlink:href="#__RefHeading___Toc3769_263585604" text:style-name="Index_20_Link" text:visited-style-name="Index_20_Link">Xml<text:tab/>34</text:a></text:p>
          <text:p text:style-name="P46"><text:a xlink:type="simple" xlink:href="#__RefHeading___Toc3771_263585604" text:style-name="Index_20_Link" text:visited-style-name="Index_20_Link">On Ubuntu/Debian<text:tab/>34</text:a></text:p>
          <text:p text:style-name="P46"><text:a xlink:type="simple" xlink:href="#__RefHeading___Toc3773_263585604" text:style-name="Index_20_Link" text:visited-style-name="Index_20_Link">On Fedora<text:tab/>34</text:a></text:p>
          <text:p text:style-name="P46"><text:a xlink:type="simple" xlink:href="#__RefHeading___Toc3775_263585604" text:style-name="Index_20_Link" text:visited-style-name="Index_20_Link">On macOS<text:tab/>34</text:a></text:p>
          <text:p text:style-name="P46"><text:a xlink:type="simple" xlink:href="#__RefHeading___Toc3777_263585604" text:style-name="Index_20_Link" text:visited-style-name="Index_20_Link">On Windows<text:tab/>34</text:a></text:p>
          <text:p text:style-name="P45"><text:a xlink:type="simple" xlink:href="#__RefHeading___Toc3755_263585604" text:style-name="Index_20_Link" text:visited-style-name="Index_20_Link">Random<text:tab/>42</text:a></text:p>
          <text:p text:style-name="P45"><text:a xlink:type="simple" xlink:href="#__RefHeading___Toc1548_1260640029" text:style-name="Index_20_Link" text:visited-style-name="Index_20_Link">Syntax validation<text:tab/>44</text:a></text:p>
          <text:p text:style-name="P45"><text:a xlink:type="simple" xlink:href="#__RefHeading___Toc1550_1260640029" text:style-name="Index_20_Link" text:visited-style-name="Index_20_Link">Static analysis<text:tab/>45</text:a></text:p>
          <text:p text:style-name="P45"><text:a xlink:type="simple" xlink:href="#__RefHeading___Toc2894_216155968" text:style-name="Index_20_Link" text:visited-style-name="Index_20_Link">Unit Testing<text:tab/>46</text:a></text:p>
          <text:p text:style-name="P45"><text:a xlink:type="simple" xlink:href="#__RefHeading___Toc1552_1260640029" text:style-name="Index_20_Link" text:visited-style-name="Index_20_Link">Profiling code<text:tab/>52</text:a></text:p>
          <text:p text:style-name="P45"><text:a xlink:type="simple" xlink:href="#__RefHeading___Toc1554_1260640029" text:style-name="Index_20_Link" text:visited-style-name="Index_20_Link">GCC profiling tools<text:tab/>53</text:a></text:p>
          <text:p text:style-name="P46"><text:a xlink:type="simple" xlink:href="#__RefHeading___Toc1556_1260640029" text:style-name="Index_20_Link" text:visited-style-name="Index_20_Link">Profiling Features<text:tab/>53</text:a></text:p>
          <text:p text:style-name="P46"><text:a xlink:type="simple" xlink:href="#__RefHeading___Toc1558_1260640029" text:style-name="Index_20_Link" text:visited-style-name="Index_20_Link">Debugging Features<text:tab/>53</text:a></text:p>
          <text:p text:style-name="P45"><text:a xlink:type="simple" xlink:href="#__RefHeading___Toc1560_1260640029" text:style-name="Index_20_Link" text:visited-style-name="Index_20_Link">Profiling example<text:tab/>54</text:a></text:p>
          <text:p text:style-name="P45"><text:a xlink:type="simple" xlink:href="#__RefHeading___Toc1535_1260640029" text:style-name="Index_20_Link" text:visited-style-name="Index_20_Link"><text:soft-page-break/>References<text:tab/>55</text:a></text:p>
          <text:p text:style-name="P45"><text:a xlink:type="simple" xlink:href="#__RefHeading___Toc1562_1260640029" text:style-name="Index_20_Link" text:visited-style-name="Index_20_Link">To Do<text:tab/>56</text:a></text:p>
        </text:index-body>
      </text:table-of-content>
      <text:p text:style-name="P3"/>
      <text:h text:style-name="P59"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59"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1"/>
      <text:h text:style-name="P60"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91"><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77"><text:span text:style-name="Source_20_Text">gcc -E hello.c -o hello.i</text:span></text:p>
        </text:list-item>
        <text:list-item>
          <text:p text:style-name="P91"><text:span text:style-name="Strong_20_Emphasis">Compilation</text:span>: The compiler translates the preprocessed code into assembly language. This step checks for syntax errors and generates an assembly file.</text:p>
          <text:p text:style-name="P77"><text:span text:style-name="Source_20_Text">gcc -S hello.i -o hello.s</text:span></text:p>
        </text:list-item>
        <text:list-item>
          <text:p text:style-name="P91"><text:span text:style-name="Strong_20_Emphasis">Assembly</text:span>: The assembler converts the assembly code into machine code, producing an object file (<text:span text:style-name="Source_20_Text">.o</text:span> or <text:span text:style-name="Source_20_Text">.obj</text:span>).</text:p>
          <text:p text:style-name="P77"><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92"><text:span text:style-name="Strong_20_Emphasis">Linking</text:span>: The linker combines the object file with other object files and libraries to produce an executable. It resolves references to external symbols and addresses.</text:p>
          <text:p text:style-name="P78"><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93"><text:span text:style-name="Strong_20_Emphasis">Preprocessing</text:span>: Handles directives and expands macros.</text:p>
        </text:list-item>
        <text:list-item>
          <text:p text:style-name="P93"><text:span text:style-name="Strong_20_Emphasis">Compilation</text:span>: Converts source code to assembly language.</text:p>
        </text:list-item>
        <text:list-item>
          <text:p text:style-name="P93"><text:span text:style-name="Strong_20_Emphasis">Assembly</text:span>: Translates assembly code to machine code (object file).</text:p>
        </text:list-item>
        <text:list-item>
          <text:p text:style-name="P93"><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60"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61"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61"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62"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62"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63"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64"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65"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65"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65"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66"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h text:style-name="P67" text:outline-level="2"><text:bookmark-start text:name="__RefHeading___Toc3404_1855044921"/>Pointers<text:bookmark-end text:name="__RefHeading___Toc3404_1855044921"/></text:h>
      <text:p text:style-name="P54">// <text:span text:style-name="T24">helloPointer.c</text:span></text:p>
      <text:p text:style-name="P54">#include &lt;stdio.h&gt;</text:p>
      <text:p text:style-name="P54"/>
      <text:p text:style-name="P54">int main() {</text:p>
      <text:p text:style-name="P54"><text:s text:c="4"/>char message[] = "Hello, World!";</text:p>
      <text:p text:style-name="P54"><text:s text:c="4"/>char *ptr = message;</text:p>
      <text:p text:style-name="P54"/>
      <text:p text:style-name="P54"><text:s text:c="4"/>// Print the message using the pointer</text:p>
      <text:p text:style-name="P54"><text:s text:c="4"/>printf("%s\n", ptr);</text:p>
      <text:p text:style-name="P54"/>
      <text:p text:style-name="P54"><text:s text:c="4"/>return 0;</text:p>
      <text:p text:style-name="P54">}</text:p>
      <text:h text:style-name="P68" text:outline-level="2"><text:bookmark-start text:name="__RefHeading___Toc3406_1855044921"/>Structs with pointers<text:bookmark-end text:name="__RefHeading___Toc3406_1855044921"/></text:h>
      <text:p text:style-name="P53">// <text:span text:style-name="T23">structPoint.c</text:span></text:p>
      <text:p text:style-name="P53">#include &lt;stdio.h&gt;</text:p>
      <text:p text:style-name="P53"/>
      <text:p text:style-name="P53">// Define a struct to hold the person's information</text:p>
      <text:p text:style-name="P53">struct Person {</text:p>
      <text:p text:style-name="P53"><text:s text:c="4"/>char name[50];</text:p>
      <text:p text:style-name="P53"><text:s text:c="4"/>int age;</text:p>
      <text:p text:style-name="P53"><text:s text:c="4"/>float height;</text:p>
      <text:p text:style-name="P53">};</text:p>
      <text:p text:style-name="P53"/>
      <text:p text:style-name="P53">int main() {</text:p>
      <text:p text:style-name="P53"><text:s text:c="4"/>struct Person person;</text:p>
      <text:p text:style-name="P53"><text:s text:c="4"/>struct Person *ptr = &amp;person;</text:p>
      <text:p text:style-name="P53"/>
      <text:p text:style-name="P53"><text:s text:c="4"/>// Ask for the person's name</text:p>
      <text:p text:style-name="P53"><text:s text:c="4"/>printf("Enter your name: ");</text:p>
      <text:p text:style-name="P53"><text:s text:c="4"/>fgets(ptr-&gt;name, sizeof(ptr-&gt;name), stdin);</text:p>
      <text:p text:style-name="P53"/>
      <text:p text:style-name="P53"><text:s text:c="4"/>// Ask for the person's age</text:p>
      <text:p text:style-name="P53"><text:s text:c="4"/>printf("Enter your age: ");</text:p>
      <text:p text:style-name="P53"><text:s text:c="4"/>scanf("%d", &amp;ptr-&gt;age);</text:p>
      <text:p text:style-name="P53"/>
      <text:p text:style-name="P53"><text:s text:c="4"/>// Ask for the person's height</text:p>
      <text:p text:style-name="P53"><text:s text:c="4"/>printf("Enter your height (in cm): ");</text:p>
      <text:p text:style-name="P53"><text:s text:c="4"/>scanf("%f", &amp;ptr-&gt;height);</text:p>
      <text:p text:style-name="P53"/>
      <text:p text:style-name="P53"><text:s text:c="4"/>// Print the collected information</text:p>
      <text:p text:style-name="P53"><text:s text:c="4"/>printf("Name: %s", ptr-&gt;name);</text:p>
      <text:p text:style-name="P53"><text:s text:c="4"/>printf("Age: %d\n", ptr-&gt;age);</text:p>
      <text:p text:style-name="P53"><text:s text:c="4"/>printf("Height: %.2f cm\n", ptr-&gt;height);</text:p>
      <text:p text:style-name="P53"><text:soft-page-break/></text:p>
      <text:p text:style-name="P53"><text:s text:c="4"/>return 0;</text:p>
      <text:p text:style-name="P53">}</text:p>
      <text:h text:style-name="P69" text:outline-level="2"><text:bookmark-start text:name="__RefHeading___Toc2878_216155968"/>Libraries<text:bookmark-end text:name="__RefHeading___Toc2878_216155968"/></text:h>
      <text:h text:style-name="P41" text:outline-level="3"><text:bookmark-start text:name="__RefHeading___Toc2880_216155968"/>Static Libraries<text:bookmark-end text:name="__RefHeading___Toc2880_216155968"/></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text:bookmark-start text:name="__RefHeading___Toc2882_216155968"/>Creating a Static Library<text:bookmark-end text:name="__RefHeading___Toc2882_216155968"/></text:h>
      <text:list text:style-name="L5">
        <text:list-item>
          <text:p text:style-name="P94"><text:span text:style-name="Strong_20_Emphasis">Compile the source files into object files</text:span>:</text:p>
          <text:p text:style-name="P79"><text:span text:style-name="Source_20_Text">gcc -c file1.c file2.c</text:span></text:p>
        </text:list-item>
        <text:list-item>
          <text:p text:style-name="P94"><text:span text:style-name="Strong_20_Emphasis">Create the static library using </text:span><text:span text:style-name="Source_20_Text">ar</text:span>:</text:p>
          <text:p text:style-name="P79"><text:span text:style-name="Source_20_Text">ar rcs libmylibrary.a file1.o file2.o</text:span></text:p>
        </text:list-item>
        <text:list-item>
          <text:p text:style-name="P94"><text:span text:style-name="Strong_20_Emphasis">Link the static library with your program</text:span>:</text:p>
          <text:p text:style-name="P79"><text:span text:style-name="Source_20_Text">gcc -o myprogram main.c -L. -lmylibrary</text:span></text:p>
        </text:list-item>
      </text:list>
      <text:h text:style-name="Heading_20_3" text:outline-level="3"><text:bookmark-start text:name="__RefHeading___Toc2884_216155968"/>Dynamic Libraries<text:bookmark-end text:name="__RefHeading___Toc2884_216155968"/></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text:bookmark-start text:name="__RefHeading___Toc2886_216155968"/>Creating a Dynamic Library<text:bookmark-end text:name="__RefHeading___Toc2886_216155968"/></text:h>
      <text:list text:style-name="L6">
        <text:list-item>
          <text:p text:style-name="P95"><text:span text:style-name="Strong_20_Emphasis">Compile the source files into position-independent code (PIC)</text:span>:</text:p>
          <text:p text:style-name="P80"><text:span text:style-name="Source_20_Text">gcc -fPIC -c file1.c file2.c</text:span></text:p>
        </text:list-item>
        <text:list-item>
          <text:p text:style-name="P95"><text:span text:style-name="Strong_20_Emphasis">Create the dynamic library using </text:span><text:span text:style-name="Source_20_Text">gcc</text:span>:</text:p>
          <text:p text:style-name="P80"><text:span text:style-name="Source_20_Text">gcc -shared -o libmylibrary.so file1.o file2.o</text:span></text:p>
        </text:list-item>
        <text:list-item>
          <text:p text:style-name="P95"><text:span text:style-name="Strong_20_Emphasis">Link the dynamic library with your program</text:span>:</text:p>
          <text:p text:style-name="P80"><text:span text:style-name="Source_20_Text">gcc -o myprogram main.c -L. -lmylibrary</text:span></text:p>
        </text:list-item>
      </text:list>
      <text:h text:style-name="Heading_20_3" text:outline-level="3"><text:bookmark-start text:name="__RefHeading___Toc2888_216155968"/>Using Dynamic Libraries<text:bookmark-end text:name="__RefHeading___Toc2888_216155968"/></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0"><text:span text:style-name="Source_20_Text">export LD_LIBRARY_PATH=.:$LD_LIBRARY_PATH</text:span></text:p>
      <text:h text:style-name="Heading_20_3" text:outline-level="3"><text:bookmark-start text:name="__RefHeading___Toc2890_216155968"/>Advantages and Disadvantages<text:bookmark-end text:name="__RefHeading___Toc2890_216155968"/></text:h>
      <text:list text:style-name="L7">
        <text:list-item>
          <text:p text:style-name="P96"><text:span text:style-name="Strong_20_Emphasis">Static Libraries</text:span>:</text:p>
          <text:list>
            <text:list-item>
              <text:p text:style-name="P96"><text:soft-page-break/><text:span text:style-name="Strong_20_Emphasis">Advantages</text:span>: Self-contained executables, no need for the library at runtime.</text:p>
            </text:list-item>
            <text:list-item>
              <text:p text:style-name="P96"><text:span text:style-name="Strong_20_Emphasis">Disadvantages</text:span>: Larger executable size, no sharing of library code between programs.</text:p>
            </text:list-item>
          </text:list>
        </text:list-item>
        <text:list-item>
          <text:p text:style-name="P96"><text:span text:style-name="Strong_20_Emphasis">Dynamic Libraries</text:span>:</text:p>
          <text:list>
            <text:list-item>
              <text:p text:style-name="P96"><text:span text:style-name="Strong_20_Emphasis">Advantages</text:span>: Smaller executable size, shared library code between programs, easier updates.</text:p>
            </text:list-item>
            <text:list-item>
              <text:p text:style-name="P96"><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42"/>
      <text:h text:style-name="P69" text:outline-level="2"><text:bookmark-start text:name="__RefHeading___Toc2892_216155968"/>Static Library Example<text:bookmark-end text:name="__RefHeading___Toc2892_216155968"/></text:h>
      <text:p text:style-name="P42">// division_<text:span text:style-name="T18">app</text:span>.c</text:p>
      <text:p text:style-name="P42">#include "division_<text:span text:style-name="T19">lib</text:span>.h"</text:p>
      <text:p text:style-name="P42">#include &lt;stdio.h&gt;</text:p>
      <text:p text:style-name="P42"/>
      <text:p text:style-name="P42">int main() {</text:p>
      <text:p text:style-name="P42"><text:s text:c="4"/>double num1, num2, result;</text:p>
      <text:p text:style-name="P42"/>
      <text:p text:style-name="P42"><text:s text:c="4"/>printf("Enter the first number: ");</text:p>
      <text:p text:style-name="P42"><text:s text:c="4"/>scanf("%lf", &amp;num1);</text:p>
      <text:p text:style-name="P42"><text:s text:c="4"/>printf("Enter the second number: ");</text:p>
      <text:p text:style-name="P42"><text:s text:c="4"/>scanf("%lf", &amp;num2);</text:p>
      <text:p text:style-name="P42"/>
      <text:p text:style-name="P42"><text:s text:c="4"/>result = divide(num1, num2);</text:p>
      <text:p text:style-name="P42"/>
      <text:p text:style-name="P42"><text:s text:c="4"/>if (num2 != 0) {</text:p>
      <text:p text:style-name="P42"><text:s text:c="8"/>printf("Result: %.2lf\n", result);</text:p>
      <text:p text:style-name="P42"><text:s text:c="4"/>}</text:p>
      <text:p text:style-name="P42"/>
      <text:p text:style-name="P42"><text:s text:c="4"/>return 0;</text:p>
      <text:p text:style-name="P42">}</text:p>
      <text:p text:style-name="P42"/>
      <text:p text:style-name="P42">// division_<text:span text:style-name="T18">lib</text:span>.h</text:p>
      <text:p text:style-name="P44">#ifndef DIVISION_<text:span text:style-name="T18">LIB</text:span>_H</text:p>
      <text:p text:style-name="P44">#define DIVISION_<text:span text:style-name="T18">LIB</text:span>_H</text:p>
      <text:p text:style-name="P42"/>
      <text:p text:style-name="P42">double divide(double numerator, double denominator);</text:p>
      <text:p text:style-name="P42"/>
      <text:p text:style-name="P42">#endif // DIVISION_<text:span text:style-name="T18">LIB</text:span>_H</text:p>
      <text:p text:style-name="P42"/>
      <text:p text:style-name="P42">// division_<text:span text:style-name="T18">lib</text:span>.c</text:p>
      <text:p text:style-name="P42"><text:soft-page-break/>#include &lt;stdio.h&gt;</text:p>
      <text:p text:style-name="P42">#include "division_<text:span text:style-name="T18">lib</text:span>.h"</text:p>
      <text:p text:style-name="P42">// Function to perform division</text:p>
      <text:p text:style-name="P42">double divide(double numerator, double denominator) {</text:p>
      <text:p text:style-name="P42"><text:s text:c="4"/>if (denominator == 0) {</text:p>
      <text:p text:style-name="P42"><text:s text:c="8"/>printf("Error: Division by zero is not allowed.\n");</text:p>
      <text:p text:style-name="P42"><text:s text:c="8"/>return 0;</text:p>
      <text:p text:style-name="P42"><text:s text:c="4"/>}</text:p>
      <text:p text:style-name="P42"><text:s text:c="4"/>return numerator / denominator;</text:p>
      <text:p text:style-name="P42">}</text:p>
      <text:p text:style-name="P42"/>
      <text:p text:style-name="P43">To build the app with the lib inside (static <text:span text:style-name="T19">lib</text:span>):</text:p>
      <text:p text:style-name="P43">gcc division_app.c division_lib.c -o division</text:p>
      <text:p text:style-name="P43"/>
      <text:p text:style-name="P43">To run:</text:p>
      <text:p text:style-name="P43">./division </text:p>
      <text:p text:style-name="P43"/>
      <text:h text:style-name="P70" text:outline-level="2"><text:bookmark-start text:name="__RefHeading___Toc2910_216155968"/>Dynamic library example<text:bookmark-end text:name="__RefHeading___Toc2910_216155968"/></text:h>
      <text:p text:style-name="P50">Using the same files <text:span text:style-name="T22">that was used in</text:span> the previous chapter (Static library example).</text:p>
      <text:h text:style-name="Heading_20_3" text:outline-level="3"><text:bookmark-start text:name="__RefHeading___Toc2912_216155968"/>First.<text:bookmark-end text:name="__RefHeading___Toc2912_216155968"/></text:h>
      <text:p text:style-name="P51"><text:span text:style-name="T22">C</text:span>ompile the <text:span text:style-name="Source_20_Text">division_lib.c</text:span> file into a position-independent code (PIC) object file:</text:p>
      <text:p text:style-name="P30"><text:span text:style-name="Source_20_Text">gcc -fPIC -c division_lib.c</text:span></text:p>
      <text:h text:style-name="Heading_20_3" text:outline-level="3"><text:bookmark-start text:name="__RefHeading___Toc2914_216155968"/>Next.<text:bookmark-end text:name="__RefHeading___Toc2914_216155968"/></text:h>
      <text:p text:style-name="P52"><text:span text:style-name="T22">C</text:span>reate the dynamic library (<text:span text:style-name="Source_20_Text">libdivision.so</text:span>) from the object file:</text:p>
      <text:p text:style-name="P30"><text:span text:style-name="Source_20_Text">gcc -shared -o libdivision.so division_lib.o</text:span></text:p>
      <text:h text:style-name="Heading_20_3" text:outline-level="3"><text:bookmark-start text:name="__RefHeading___Toc2916_216155968"/>Step 3: Compile the Application<text:bookmark-end text:name="__RefHeading___Toc2916_216155968"/></text:h>
      <text:p text:style-name="Text_20_body">Now, compile the <text:span text:style-name="Source_20_Text">division_app.c</text:span> file and link it with the dynamic library:</text:p>
      <text:p text:style-name="P30"><text:span text:style-name="Source_20_Text">gcc -o division_app division_app.c -L. -ldivision</text:span></text:p>
      <text:p text:style-name="Text_20_body">Here, <text:span text:style-name="Source_20_Text">-L.</text:span> tells the compiler to look for libraries in the current directory, and <text:span text:style-name="Source_20_Text">-ldivision</text:span> tells it to link with <text:span text:style-name="Source_20_Text">libdivision.so</text:span>.</text:p>
      <text:h text:style-name="Heading_20_3" text:outline-level="3"><text:bookmark-start text:name="__RefHeading___Toc2918_216155968"/>Step 4: Run the Application<text:bookmark-end text:name="__RefHeading___Toc2918_216155968"/></text:h>
      <text:p text:style-name="Text_20_body">To run the application, you need to ensure that the dynamic library can be found at runtime. You can do this by setting the <text:span text:style-name="Source_20_Text">LD_LIBRARY_PATH</text:span> environment variable:</text:p>
      <text:p text:style-name="Preformatted_20_Text"><text:span text:style-name="Source_20_Text">export LD_LIBRARY_PATH=.:$LD_LIBRARY_PATH</text:span></text:p>
      <text:p text:style-name="P30"><text:span text:style-name="Source_20_Text">./division_app</text:span></text:p>
      <text:p text:style-name="Text_20_body">This command sets the <text:span text:style-name="Source_20_Text">LD_LIBRARY_PATH</text:span> to include the current directory (<text:span text:style-name="Source_20_Text">.</text:span>), allowing the runtime linker to find <text:span text:style-name="Source_20_Text">libdivision.so</text:span>.</text:p>
      <text:h text:style-name="Heading_20_3" text:outline-level="3"><text:bookmark-start text:name="__RefHeading___Toc2920_216155968"/>Summary<text:bookmark-end text:name="__RefHeading___Toc2920_216155968"/></text:h>
      <text:list text:style-name="L8">
        <text:list-item>
          <text:p text:style-name="P97"><text:span text:style-name="Strong_20_Emphasis">Compile the library source file</text:span>:</text:p>
          <text:p text:style-name="P82"><text:span text:style-name="Source_20_Text">gcc -fPIC -c division_lib.c</text:span></text:p>
        </text:list-item>
        <text:list-item>
          <text:p text:style-name="P97"><text:span text:style-name="Strong_20_Emphasis">Create the dynamic library</text:span>:</text:p>
          <text:p text:style-name="P82"><text:span text:style-name="Source_20_Text">gcc -shared -o libdivision.so division_lib.o</text:span></text:p>
        </text:list-item>
        <text:list-item>
          <text:p text:style-name="P97"><text:span text:style-name="Strong_20_Emphasis">Compile the application and link with the dynamic library</text:span>:</text:p>
          <text:p text:style-name="P82"><text:span text:style-name="Source_20_Text">gcc -o division_app division_app.c -L. -ldivision</text:span></text:p>
        </text:list-item>
        <text:list-item>
          <text:p text:style-name="P97"><text:span text:style-name="Strong_20_Emphasis">Set the library path and run the application</text:span>:</text:p>
          <text:p text:style-name="P81"><text:span text:style-name="Source_20_Text">export LD_LIBRARY_PATH=.:$LD_LIBRARY_PATH</text:span></text:p>
          <text:p text:style-name="P82"><text:span text:style-name="Source_20_Text">./division_app</text:span></text:p>
        </text:list-item>
      </text:list>
      <text:p text:style-name="Text_20_body">This process will create and use a dynamic library with your provided files.</text:p>
      <text:p text:style-name="P49">On popular Linux distributions like CentOS, Ubuntu, and Fedora, dynamic libraries (shared libraries) are typically stored in specific directories. Here are the common locations:</text:p>
      <text:h text:style-name="Heading_20_3" text:outline-level="3"><text:bookmark-start text:name="__RefHeading___Toc2922_216155968"/>Common Locations for Dynamic Libraries<text:bookmark-end text:name="__RefHeading___Toc2922_216155968"/></text:h>
      <text:list text:style-name="L9">
        <text:list-item>
          <text:p text:style-name="P98"><text:span text:style-name="Strong_20_Emphasis">/usr/lib</text:span>: This directory contains shared libraries for 32-bit systems.</text:p>
        </text:list-item>
        <text:list-item>
          <text:p text:style-name="P98"><text:span text:style-name="Strong_20_Emphasis">/usr/lib64</text:span>: This directory contains shared libraries for 64-bit systems.</text:p>
        </text:list-item>
        <text:list-item>
          <text:p text:style-name="P98"><text:span text:style-name="Strong_20_Emphasis">/lib</text:span>: This directory contains essential shared libraries needed for system boot and runtime.</text:p>
        </text:list-item>
        <text:list-item>
          <text:p text:style-name="P98"><text:span text:style-name="Strong_20_Emphasis">/lib64</text:span>: This directory contains essential shared libraries for 64-bit systems.</text:p>
        </text:list-item>
      </text:list>
      <text:h text:style-name="Heading_20_3" text:outline-level="3"><text:bookmark-start text:name="__RefHeading___Toc2924_216155968"/>Additional Locations<text:bookmark-end text:name="__RefHeading___Toc2924_216155968"/></text:h>
      <text:list text:style-name="L10">
        <text:list-item>
          <text:p text:style-name="P99"><text:span text:style-name="Strong_20_Emphasis">/usr/local/lib</text:span> and <text:span text:style-name="Strong_20_Emphasis">/usr/local/lib64</text:span>: These directories are used for locally installed libraries that are not part of the standard distribution packages.</text:p>
        </text:list-item>
      </text:list>
      <text:h text:style-name="Heading_20_3" text:outline-level="3"><text:bookmark-start text:name="__RefHeading___Toc2926_216155968"/>Configuring Library Paths<text:bookmark-end text:name="__RefHeading___Toc2926_216155968"/></text:h>
      <text:p text:style-name="Text_20_body">If you install a shared library in a non-standard location, you can configure the system to recognize it by adding the library path to the <text:span text:style-name="Source_20_Text">/etc/ld.so.conf</text:span> file or by creating a new configuration file in the <text:span text:style-name="Source_20_Text">/etc/ld.so.conf.d/</text:span> directory. After updating these files, you need to run the <text:span text:style-name="Source_20_Text">ldconfig</text:span> command to update the linker cache.</text:p>
      <text:p text:style-name="Text_20_body">For example, to add a new library path:</text:p>
      <text:list text:style-name="L11">
        <text:list-item>
          <text:p text:style-name="P100">Create a new configuration file:</text:p>
          <text:p text:style-name="P83"><text:span text:style-name="Source_20_Text">sudo nano /etc/ld.so.conf.d/my_custom_libs.conf</text:span></text:p>
        </text:list-item>
        <text:list-item>
          <text:p text:style-name="P100">Add the path to the file:</text:p>
          <text:p text:style-name="P83"><text:span text:style-name="Source_20_Text">/path/to/your/library</text:span></text:p>
        </text:list-item>
        <text:list-item>
          <text:p text:style-name="P100">Save the file and run <text:span text:style-name="Source_20_Text">ldconfig</text:span>:</text:p>
          <text:p text:style-name="P83"><text:span text:style-name="Source_20_Text">sudo ldconfig</text:span></text:p>
        </text:list-item>
      </text:list>
      <text:p text:style-name="Text_20_body">This ensures that the dynamic linker can find your custom libraries at runtime</text:p>
      <text:p text:style-name="P50"/>
      <text:h text:style-name="P66"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12">
        <text:list-item>
          <text:p text:style-name="P101">Update the package list:</text:p>
          <text:p text:style-name="P84"><text:span text:style-name="Source_20_Text">sudo apt update</text:span></text:p>
        </text:list-item>
        <text:list-item>
          <text:p text:style-name="P101">Install <text:span text:style-name="Source_20_Text">libxml2</text:span>:</text:p>
          <text:p text:style-name="P84"><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13">
        <text:list-item>
          <text:p text:style-name="P102">Update the package list:</text:p>
          <text:p text:style-name="P85"><text:span text:style-name="Source_20_Text">sudo dnf update</text:span></text:p>
        </text:list-item>
        <text:list-item>
          <text:p text:style-name="P102">Install <text:span text:style-name="Source_20_Text">libxml2</text:span>:</text:p>
          <text:p text:style-name="P85"><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14">
        <text:list-item>
          <text:p text:style-name="P103">Install Homebrew if you haven't already:</text:p>
          <text:p text:style-name="P103">sh</text:p>
          <text:p text:style-name="P86"><text:span text:style-name="Source_20_Text">/bin/bash -c "$(curl -fsSL https://raw.githubusercontent.com/Homebrew/install/HEAD/install.sh)"</text:span></text:p>
        </text:list-item>
        <text:list-item>
          <text:p text:style-name="P103">Install <text:span text:style-name="Source_20_Text">libxml2</text:span> using Homebrew:</text:p>
          <text:p text:style-name="P103">sh</text:p>
          <text:p text:style-name="P86"><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15">
        <text:list-item>
          <text:p text:style-name="P104">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104">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2"><text:soft-page-break/>book.xml content:</text:p>
      <text:p text:style-name="P32">&lt;Book&gt;</text:p>
      <text:p text:style-name="P32"><text:s text:c="4"/>&lt;Title&gt;Lord of Necklaces&lt;/Title&gt;</text:p>
      <text:p text:style-name="P32"><text:s text:c="4"/>&lt;Editor&gt;Libre&lt;/Editor&gt;</text:p>
      <text:p text:style-name="P32"><text:s text:c="4"/>&lt;ISBN&gt;978-3-16-148410-0&lt;/ISBN&gt;</text:p>
      <text:p text:style-name="P32"><text:s text:c="4"/>&lt;YearOfPublication&gt;1999&lt;/YearOfPublication&gt;</text:p>
      <text:p text:style-name="P32"><text:s text:c="4"/>&lt;NumberOfPages&gt;1399&lt;/NumberOfPages&gt;</text:p>
      <text:p text:style-name="P32">&lt;/Book&gt;</text:p>
      <text:p text:style-name="P32"/>
      <text:p text:style-name="P32"/>
      <text:p text:style-name="P33">// xml3.c</text:p>
      <text:p text:style-name="P32">#include &lt;stdio.h&gt;</text:p>
      <text:p text:style-name="P32">#include &lt;libxml/parser.h&gt;</text:p>
      <text:p text:style-name="P32">#include &lt;libxml/tree.h&gt;</text:p>
      <text:p text:style-name="P32"/>
      <text:p text:style-name="P32">// Global variables</text:p>
      <text:p text:style-name="P32">char title[50];</text:p>
      <text:p text:style-name="P32">char editor[50];</text:p>
      <text:p text:style-name="P32">char isbn[20];</text:p>
      <text:p text:style-name="P32">int yearOfPublication;</text:p>
      <text:p text:style-name="P32">int numberOfPages;</text:p>
      <text:p text:style-name="P32"/>
      <text:p text:style-name="P32">// Function to parse the book's data from the XML file</text:p>
      <text:p text:style-name="P32">void parseBook(const char *filename) {</text:p>
      <text:p text:style-name="P32"><text:s text:c="4"/>xmlDoc *doc = NULL;</text:p>
      <text:p text:style-name="P32"><text:s text:c="4"/>xmlNode *root_element = NULL;</text:p>
      <text:p text:style-name="P32"/>
      <text:p text:style-name="P32"><text:s text:c="4"/>// Parse the XML file</text:p>
      <text:p text:style-name="P32"><text:s text:c="4"/>doc = xmlReadFile(filename, NULL, 0);</text:p>
      <text:p text:style-name="P32"><text:s text:c="4"/>if (doc == NULL) {</text:p>
      <text:p text:style-name="P32"><text:s text:c="8"/>printf("Error: could not parse file %s\n", filename);</text:p>
      <text:p text:style-name="P32"><text:s text:c="8"/>return;</text:p>
      <text:p text:style-name="P32"><text:s text:c="4"/>}</text:p>
      <text:p text:style-name="P32"/>
      <text:p text:style-name="P32"><text:s text:c="4"/>// Get the root element node</text:p>
      <text:p text:style-name="P32"><text:s text:c="4"/>root_element = xmlDocGetRootElement(doc);</text:p>
      <text:p text:style-name="P32"/>
      <text:p text:style-name="P32"><text:s text:c="4"/>// Traverse the XML tree</text:p>
      <text:p text:style-name="P32"><text:s text:c="4"/>for (xmlNode *node = root_element-&gt;children; node; node = node-&gt;next) {</text:p>
      <text:p text:style-name="P32"><text:s text:c="8"/>if (node-&gt;type == XML_ELEMENT_NODE) {</text:p>
      <text:p text:style-name="P32"><text:s text:c="12"/>if (xmlStrcmp(node-&gt;name, (const xmlChar *)"Title") == 0) {</text:p>
      <text:p text:style-name="P32"><text:s text:c="16"/>snprintf(title, sizeof(title), "%s", xmlNodeGetContent(node));</text:p>
      <text:p text:style-name="P32"><text:soft-page-break/><text:s text:c="12"/>} else if (xmlStrcmp(node-&gt;name, (const xmlChar *)"Editor") == 0) {</text:p>
      <text:p text:style-name="P32"><text:s text:c="16"/>snprintf(editor, sizeof(editor), "%s", xmlNodeGetContent(node));</text:p>
      <text:p text:style-name="P32"><text:s text:c="12"/>} else if (xmlStrcmp(node-&gt;name, (const xmlChar *)"ISBN") == 0) {</text:p>
      <text:p text:style-name="P32"><text:s text:c="16"/>snprintf(isbn, sizeof(isbn), "%s", xmlNodeGetContent(node));</text:p>
      <text:p text:style-name="P32"><text:s text:c="12"/>} else if (xmlStrcmp(node-&gt;name, (const xmlChar *)"YearOfPublication") == 0) {</text:p>
      <text:p text:style-name="P32"><text:s text:c="16"/>yearOfPublication = atoi((char *)xmlNodeGetContent(node));</text:p>
      <text:p text:style-name="P32"><text:s text:c="12"/>} else if (xmlStrcmp(node-&gt;name, (const xmlChar *)"NumberOfPages") == 0) {</text:p>
      <text:p text:style-name="P32"><text:s text:c="16"/>numberOfPages = atoi((char *)xmlNodeGetContent(node));</text:p>
      <text:p text:style-name="P32"><text:s text:c="12"/>}</text:p>
      <text:p text:style-name="P32"><text:s text:c="8"/>}</text:p>
      <text:p text:style-name="P32"><text:s text:c="4"/>}</text:p>
      <text:p text:style-name="P32"/>
      <text:p text:style-name="P32"><text:s text:c="4"/>// Free the document</text:p>
      <text:p text:style-name="P32"><text:s text:c="4"/>xmlFreeDoc(doc);</text:p>
      <text:p text:style-name="P32"><text:s text:c="4"/>xmlCleanupParser();</text:p>
      <text:p text:style-name="P32">}</text:p>
      <text:p text:style-name="P32"/>
      <text:p text:style-name="P32">int main() {</text:p>
      <text:p text:style-name="P32"><text:s text:c="4"/>// Parse the book data from the XML file</text:p>
      <text:p text:style-name="P32"><text:s text:c="4"/>parseBook("book.xml");</text:p>
      <text:p text:style-name="P32"/>
      <text:p text:style-name="P32"><text:s text:c="4"/>// Print the book's data</text:p>
      <text:p text:style-name="P32"><text:s text:c="4"/>printf("Title: %s\n", title);</text:p>
      <text:p text:style-name="P32"><text:s text:c="4"/>printf("Editor: %s\n", editor);</text:p>
      <text:p text:style-name="P32"><text:s text:c="4"/>printf("ISBN: %s\n", isbn);</text:p>
      <text:p text:style-name="P32"><text:s text:c="4"/>printf("Year of Publication: %d\n", yearOfPublication);</text:p>
      <text:p text:style-name="P32"><text:s text:c="4"/>printf("Number of Pages: %d\n", numberOfPages);</text:p>
      <text:p text:style-name="P32"/>
      <text:p text:style-name="P32"><text:s text:c="4"/>return 0;</text:p>
      <text:p text:style-name="P32">}</text:p>
      <text:h text:style-name="P64"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71" text:outline-level="2"><text:bookmark-start text:name="__RefHeading___Toc1548_1260640029"/>Syntax validation<text:bookmark-end text:name="__RefHeading___Toc1548_1260640029"/></text:h>
      <text:p text:style-name="P25">To improve the quality of the code, check the file for syntax errors. For check xml2.c:</text:p>
      <text:p text:style-name="P25">gcc -fsyntax-only xml2.c</text:p>
      <text:p text:style-name="P25"/>
      <text:h text:style-name="P72" text:outline-level="2"><text:bookmark-start text:name="__RefHeading___Toc1550_1260640029"/>Static analysis<text:bookmark-end text:name="__RefHeading___Toc1550_1260640029"/></text:h>
      <text:p text:style-name="P27">To install cppcheck:</text:p>
      <text:p text:style-name="P11">sudo apt-get update</text:p>
      <text:p text:style-name="P27">sudo apt install cppcheck</text:p>
      <text:p text:style-name="P27"/>
      <text:p text:style-name="P27">To run a static analysis in xml2.c:</text:p>
      <text:p text:style-name="P27">cppcheck xml2.c</text:p>
      <text:p text:style-name="P27"/>
      <text:h text:style-name="P73" text:outline-level="2"><text:bookmark-start text:name="__RefHeading___Toc2894_216155968"/>Unit Testing<text:bookmark-end text:name="__RefHeading___Toc2894_216155968"/></text:h>
      <text:p text:style-name="P40">To write a unit test, the function can be extracted from the code and put in a library, than that library can be used by the unit test framework. Consider an app that do a division by calling a function, below is a tutorial to guide through the process.</text:p>
      <text:p text:style-name="P40">*******************************************</text:p>
      <text:p text:style-name="P40">*** <text:s text:c="27"/>CUnit install <text:s text:c="24"/>***</text:p>
      <text:p text:style-name="P40">*******************************************</text:p>
      <text:p text:style-name="P40">To check if there is CUnit installed:</text:p>
      <text:p text:style-name="P40">dpkg -l | grep -i cunit</text:p>
      <text:p text:style-name="P40"/>
      <text:p text:style-name="P40">To install it:</text:p>
      <text:p text:style-name="P40">sudo apt update</text:p>
      <text:p text:style-name="P40">sudo apt install libcunit1 libcunit1-doc libcunit1-dev</text:p>
      <text:p text:style-name="P40"/>
      <text:p text:style-name="P40">To check the version:</text:p>
      <text:p text:style-name="P40">cunit --version</text:p>
      <text:p text:style-name="P40"/>
      <text:p text:style-name="P40"/>
      <text:p text:style-name="P40"/>
      <text:p text:style-name="P40">*******************************************</text:p>
      <text:p text:style-name="P40">*** <text:s text:c="23"/>CUnit prototype <text:s text:c="22"/>***</text:p>
      <text:p text:style-name="P40">*******************************************</text:p>
      <text:p text:style-name="P40">The structure of the prototype:</text:p>
      <text:p text:style-name="P40">*division_main.c <text:tab/>(The entry point.)</text:p>
      <text:p text:style-name="P40">*division_program.c<text:tab/>(Keep the divide() body.)</text:p>
      <text:p text:style-name="P40">*division_program.h<text:tab/>(Keep the divide() signature.)</text:p>
      <text:p text:style-name="P40">*test_program.c<text:tab/><text:tab/>(Keep the test.)</text:p>
      <text:p text:style-name="P40"/>
      <text:p text:style-name="P40"/>
      <text:p text:style-name="P40">*******************************************</text:p>
      <text:p text:style-name="P40">*** <text:s text:c="26"/>To run the test <text:s text:c="22"/>***</text:p>
      <text:p text:style-name="P40">*******************************************</text:p>
      <text:p text:style-name="P40"><text:soft-page-break/>gcc -c division_program.c -o division_program.o</text:p>
      <text:p text:style-name="P40">gcc -c test_program.c -o test_program.o</text:p>
      <text:p text:style-name="P40">gcc division_program.o test_program.o -o test_program -lcunit</text:p>
      <text:p text:style-name="P40">./test_program</text:p>
      <text:p text:style-name="P40">gcc division_program.o division_main.c -o division_program</text:p>
      <text:p text:style-name="P40">./division_program</text:p>
      <text:p text:style-name="P40"/>
      <text:p text:style-name="P40"/>
      <text:p text:style-name="P40"/>
      <text:p text:style-name="P40">*******************************************</text:p>
      <text:p text:style-name="P40">*** <text:s text:c="24"/>The code <text:s text:c="33"/>***</text:p>
      <text:p text:style-name="P40">*******************************************</text:p>
      <text:p text:style-name="P40">// ------------------------------------------------------</text:p>
      <text:p text:style-name="P40">// division_main.c</text:p>
      <text:p text:style-name="P40">#include "division_program.h"</text:p>
      <text:p text:style-name="P40">#include &lt;stdio.h&gt;</text:p>
      <text:p text:style-name="P40"/>
      <text:p text:style-name="P40">int main() {</text:p>
      <text:p text:style-name="P40"><text:s text:c="4"/>double num1, num2, result;</text:p>
      <text:p text:style-name="P40"/>
      <text:p text:style-name="P40"><text:s text:c="4"/>printf("Enter the first number: ");</text:p>
      <text:p text:style-name="P40"><text:s text:c="4"/>scanf("%lf", &amp;num1);</text:p>
      <text:p text:style-name="P40"><text:s text:c="4"/>printf("Enter the second number: ");</text:p>
      <text:p text:style-name="P40"><text:s text:c="4"/>scanf("%lf", &amp;num2);</text:p>
      <text:p text:style-name="P40"/>
      <text:p text:style-name="P40"><text:s text:c="4"/>result = divide(num1, num2);</text:p>
      <text:p text:style-name="P40"/>
      <text:p text:style-name="P40"><text:s text:c="4"/>if (num2 != 0) {</text:p>
      <text:p text:style-name="P40"><text:s text:c="8"/>printf("Result: %.2lf\n", result);</text:p>
      <text:p text:style-name="P40"><text:s text:c="4"/>}</text:p>
      <text:p text:style-name="P40"/>
      <text:p text:style-name="P40"><text:s text:c="4"/>return 0;</text:p>
      <text:p text:style-name="P40"><text:soft-page-break/>}</text:p>
      <text:p text:style-name="P40"/>
      <text:p text:style-name="P40"/>
      <text:p text:style-name="P40"/>
      <text:p text:style-name="P40">// ------------------------------------------------------</text:p>
      <text:p text:style-name="P40">// division_program.c (a better name would be division_lib.c)</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
      <text:p text:style-name="P40"/>
      <text:p text:style-name="P40">// ------------------------------------------------------</text:p>
      <text:p text:style-name="P40">// division_program.h</text:p>
      <text:p text:style-name="P40">#ifndef DIVISION_PROGRAM_H</text:p>
      <text:p text:style-name="P40">#define DIVISION_PROGRAM_H</text:p>
      <text:p text:style-name="P40"/>
      <text:p text:style-name="P40">double divide(double numerator, double denominator);</text:p>
      <text:p text:style-name="P40"/>
      <text:p text:style-name="P40">#endif // DIVISION_PROGRAM_H</text:p>
      <text:p text:style-name="P40"/>
      <text:p text:style-name="P40"/>
      <text:p text:style-name="P40"/>
      <text:p text:style-name="P40">// ------------------------------------------------------</text:p>
      <text:p text:style-name="P40">// test_program.c</text:p>
      <text:p text:style-name="P40"><text:soft-page-break/>#include &lt;CUnit/CUnit.h&gt;</text:p>
      <text:p text:style-name="P40">#include &lt;CUnit/Basic.h&gt;</text:p>
      <text:p text:style-name="P40"/>
      <text:p text:style-name="P40">#include "division_program.h" // Include the header file</text:p>
      <text:p text:style-name="P40"/>
      <text:p text:style-name="P40">// Include the header file of the division program</text:p>
      <text:p text:style-name="P40">double divide(double numerator, double denominator);</text:p>
      <text:p text:style-name="P40"/>
      <text:p text:style-name="P40">// Test case for the divide function</text:p>
      <text:p text:style-name="P40">void test_divide(void) {</text:p>
      <text:p text:style-name="P40"><text:s text:c="4"/>CU_ASSERT_DOUBLE_EQUAL(divide(10, 2), 5.0, 0.0001);</text:p>
      <text:p text:style-name="P40"><text:s text:c="4"/>CU_ASSERT_DOUBLE_EQUAL(divide(10, 0), 0.0, 0.0001); // Should handle division by zero</text:p>
      <text:p text:style-name="P40"><text:s text:c="4"/>CU_ASSERT_DOUBLE_EQUAL(divide(-10, 2), -5.0, 0.0001);</text:p>
      <text:p text:style-name="P40"><text:s text:c="4"/>CU_ASSERT_DOUBLE_EQUAL(divide(10, -2), -5.0, 0.0001);</text:p>
      <text:p text:style-name="P40">}</text:p>
      <text:p text:style-name="P40"/>
      <text:p text:style-name="P40">int main() {</text:p>
      <text:p text:style-name="P40"><text:s text:c="4"/>// Initialize the CUnit test registry</text:p>
      <text:p text:style-name="P40"><text:s text:c="4"/>if (CUE_SUCCESS != CU_initialize_registry())</text:p>
      <text:p text:style-name="P40"><text:s text:c="8"/>return CU_get_error();</text:p>
      <text:p text:style-name="P40"/>
      <text:p text:style-name="P40"><text:s text:c="4"/>// Add a suite to the registry</text:p>
      <text:p text:style-name="P40"><text:s text:c="4"/>CU_pSuite pSuite = NULL;</text:p>
      <text:p text:style-name="P40"><text:s text:c="4"/>pSuite = CU_add_suite("Suite_1", 0, 0);</text:p>
      <text:p text:style-name="P40"><text:s text:c="4"/>if (NULL == pSuite) {</text:p>
      <text:p text:style-name="P40"><text:s text:c="8"/>CU_cleanup_registry();</text:p>
      <text:p text:style-name="P40"><text:s text:c="8"/>return CU_get_error();</text:p>
      <text:p text:style-name="P40"><text:s text:c="4"/>}</text:p>
      <text:p text:style-name="P40"/>
      <text:p text:style-name="P40"><text:s text:c="4"/>// Add the test to the suite</text:p>
      <text:p text:style-name="P40"><text:s text:c="4"/>if (NULL == CU_add_test(pSuite, "test of divide()", test_divide)) {</text:p>
      <text:p text:style-name="P40"><text:s text:c="8"/>CU_cleanup_registry();</text:p>
      <text:p text:style-name="P40"><text:soft-page-break/><text:s text:c="8"/>return CU_get_error();</text:p>
      <text:p text:style-name="P40"><text:s text:c="4"/>}</text:p>
      <text:p text:style-name="P40"/>
      <text:p text:style-name="P40"><text:s text:c="4"/>// Run all tests using the basic interface</text:p>
      <text:p text:style-name="P40"><text:s text:c="4"/>CU_basic_set_mode(CU_BRM_VERBOSE);</text:p>
      <text:p text:style-name="P40"><text:s text:c="4"/>CU_basic_run_tests();</text:p>
      <text:p text:style-name="P40"><text:s text:c="4"/>CU_cleanup_registry();</text:p>
      <text:p text:style-name="P40"><text:s text:c="4"/>return CU_get_error();</text:p>
      <text:p text:style-name="P40">}</text:p>
      <text:p text:style-name="P40"/>
      <text:p text:style-name="P40"/>
      <text:p text:style-name="P40"/>
      <text:p text:style-name="P40">// ------------------------------------------------------</text:p>
      <text:p text:style-name="P40">// original divide_main.c, with functions main and divide together </text:p>
      <text:p text:style-name="P40">// (not switable for testing)</text:p>
      <text:p text:style-name="P40">#include &lt;stdio.h&gt;</text:p>
      <text:p text:style-name="P40">#include "division_program.h"</text:p>
      <text:p text:style-name="P40">// Function to perform division</text:p>
      <text:p text:style-name="P40">double divide(double numerator, double denominator) {</text:p>
      <text:p text:style-name="P40"><text:s text:c="4"/>if (denominator == 0) {</text:p>
      <text:p text:style-name="P40"><text:s text:c="8"/>printf("Error: Division by zero is not allowed.\n");</text:p>
      <text:p text:style-name="P40"><text:s text:c="8"/>return 0;</text:p>
      <text:p text:style-name="P40"><text:s text:c="4"/>}</text:p>
      <text:p text:style-name="P40"><text:s text:c="4"/>return numerator / denominator;</text:p>
      <text:p text:style-name="P40">}</text:p>
      <text:p text:style-name="P40"/>
      <text:p text:style-name="P40">int main() {</text:p>
      <text:p text:style-name="P40"><text:s text:c="4"/>double num1, num2, result;</text:p>
      <text:p text:style-name="P40"/>
      <text:p text:style-name="P40"><text:s text:c="4"/>// Ask the user for two numbers</text:p>
      <text:p text:style-name="P40"><text:s text:c="4"/>printf("Enter the first number: ");</text:p>
      <text:p text:style-name="P40"><text:s text:c="4"/>scanf("%lf", &amp;num1);</text:p>
      <text:p text:style-name="P40"><text:soft-page-break/><text:s text:c="4"/>printf("Enter the second number: ");</text:p>
      <text:p text:style-name="P40"><text:s text:c="4"/>scanf("%lf", &amp;num2);</text:p>
      <text:p text:style-name="P40"/>
      <text:p text:style-name="P40"><text:s text:c="4"/>// Perform the division</text:p>
      <text:p text:style-name="P40"><text:s text:c="4"/>result = divide(num1, num2);</text:p>
      <text:p text:style-name="P40"/>
      <text:p text:style-name="P40"><text:s text:c="4"/>// Display the result</text:p>
      <text:p text:style-name="P40"><text:s text:c="4"/>if (num2 != 0) {</text:p>
      <text:p text:style-name="P40"><text:s text:c="8"/>printf("Result: %.2lf\n", result);</text:p>
      <text:p text:style-name="P40"><text:s text:c="4"/>}</text:p>
      <text:p text:style-name="P40"/>
      <text:p text:style-name="P40"><text:s text:c="4"/>return 0;</text:p>
      <text:p text:style-name="P40">}</text:p>
      <text:p text:style-name="P40"/>
      <text:p text:style-name="P40"/>
      <text:h text:style-name="P71" text:outline-level="2"><text:bookmark-start text:name="__RefHeading___Toc1552_1260640029"/>Profiling code<text:bookmark-end text:name="__RefHeading___Toc1552_1260640029"/></text:h>
      <text:p text:style-name="P35"><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16">
        <text:list-item>
          <text:p text:style-name="P105"><text:span text:style-name="Strong_20_Emphasis">Cppcheck</text:span>: A static analysis tool for C/C++ that detects various types of bugs, including memory leaks, null pointer dereferences, and logical errors.</text:p>
        </text:list-item>
        <text:list-item>
          <text:p text:style-name="P105"><text:span text:style-name="Strong_20_Emphasis">Clang Static Analyzer</text:span>: Part of the Clang project, this tool performs static analysis on C, C++, and Objective-C code to find bugs and improve code quality.</text:p>
        </text:list-item>
        <text:list-item>
          <text:p text:style-name="P105"><text:span text:style-name="Strong_20_Emphasis">Splint</text:span>: A tool for statically checking C programs for security vulnerabilities and coding mistakes.</text:p>
        </text:list-item>
        <text:list-item>
          <text:p text:style-name="P105"><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0"><text:span text:style-name="Source_20_Text">cppcheck your_code.c</text:span></text:p>
      <text:p text:style-name="Text_20_body">These tools can help you catch logical errors and improve the overall quality of your code.</text:p>
      <text:p text:style-name="P35"/>
      <text:h text:style-name="P74" text:outline-level="2"><text:bookmark-start text:name="__RefHeading___Toc1554_1260640029"/>GCC profiling tools<text:bookmark-end text:name="__RefHeading___Toc1554_1260640029"/></text:h>
      <text:p text:style-name="P36">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7">
        <text:list-item>
          <text:p text:style-name="P106"><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87"><text:span text:style-name="Source_20_Text">gcc -pg your_code.c -o your_program</text:span></text:p>
          <text:p text:style-name="P87"><text:span text:style-name="Source_20_Text">./your_program</text:span></text:p>
          <text:p text:style-name="P88"><text:span text:style-name="Source_20_Text">gprof your_program gmon.out &gt; analysis.txt</text:span></text:p>
          <text:p text:style-name="P106">This will generate a human-readable analysis file with profiling data.</text:p>
        </text:list-item>
        <text:list-item>
          <text:p text:style-name="P107"><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8">
        <text:list-item>
          <text:p text:style-name="P109"><text:span text:style-name="Strong_20_Emphasis">-g</text:span>: This option tells GCC to produce debugging information in the operating system's native format (e.g., DWARF, stabs). This information can be used by debuggers like GDB (GNU Debugger). For example:</text:p>
          <text:p text:style-name="P89"><text:span text:style-name="Source_20_Text">gcc -g your_code.c -o your_program</text:span></text:p>
          <text:p text:style-name="P109">This will include debugging information in the compiled binary.</text:p>
        </text:list-item>
        <text:list-item>
          <text:p text:style-name="P108"><text:span text:style-name="Strong_20_Emphasis">-ggdb</text:span>: This option produces debugging information specifically for GDB, using the most expressive format available.</text:p>
        </text:list-item>
        <text:list-item>
          <text:p text:style-name="P108"><text:span text:style-name="Strong_20_Emphasis">-gdwarf</text:span>: This option generates debugging information in the DWARF format. You can specify the version of DWARF (e.g., <text:span text:style-name="Source_20_Text">-gdwarf-4</text:span>).</text:p>
        </text:list-item>
        <text:list-item>
          <text:p text:style-name="P108"><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6"/>
      <text:h text:style-name="P75" text:outline-level="2"><text:bookmark-start text:name="__RefHeading___Toc1560_1260640029"/>Profiling example<text:bookmark-end text:name="__RefHeading___Toc1560_1260640029"/></text:h>
      <text:p text:style-name="P37">// <text:span text:style-name="T14">profiling.c</text:span></text:p>
      <text:p text:style-name="P37">#include &lt;stdio.h&gt;</text:p>
      <text:p text:style-name="P37"/>
      <text:p text:style-name="P37">int main() {</text:p>
      <text:p text:style-name="P37"><text:s text:c="4"/>int x = 10;</text:p>
      <text:p text:style-name="P37"><text:s text:c="4"/>int y = 0;</text:p>
      <text:p text:style-name="P37"/>
      <text:p text:style-name="P37"><text:s text:c="4"/>// Logical error: Division by zero</text:p>
      <text:p text:style-name="P37"><text:s text:c="4"/>int result = x / y;</text:p>
      <text:p text:style-name="P37"/>
      <text:p text:style-name="P37"><text:s text:c="4"/>printf("Result: %d\n", result);</text:p>
      <text:p text:style-name="P37"/>
      <text:p text:style-name="P37"><text:s text:c="4"/>return 0;</text:p>
      <text:p text:style-name="P37">}</text:p>
      <text:p text:style-name="P37"/>
      <text:p text:style-name="P29">Syntax validation <text:span text:style-name="T17">(won’t find problems)</text:span>:</text:p>
      <text:p text:style-name="P26">gcc -fsyntax-only <text:span text:style-name="T14">profiling</text:span>.c</text:p>
      <text:p text:style-name="P26"/>
      <text:p text:style-name="P29">Static analysis <text:span text:style-name="T17">(will find the zero in the division)</text:span>:</text:p>
      <text:p text:style-name="P28">cppcheck <text:span text:style-name="T14">profiling</text:span>.c</text:p>
      <text:p text:style-name="P29"/>
      <text:p text:style-name="P39">Performance (resources usage) analysis (change the zero into 1 or another number in the code in order to execute this analysis):</text:p>
      <text:p text:style-name="P39">gcc -pg <text:span text:style-name="T14">profiling</text:span>.c -o <text:s/><text:span text:style-name="T14">profiling</text:span></text:p>
      <text:p text:style-name="P39">./<text:span text:style-name="T14">profiling</text:span></text:p>
      <text:p text:style-name="P39">gprof <text:span text:style-name="T14">profiling</text:span> gmon.out &gt; analysis.txt</text:p>
      <text:h text:style-name="P76" text:outline-level="2"><text:bookmark-start text:name="__RefHeading___Toc1535_1260640029"/>References<text:bookmark-end text:name="__RefHeading___Toc1535_1260640029"/></text:h>
      <text:p text:style-name="P38">Tutorial about C:</text:p>
      <text:p text:style-name="P34"><text:a xlink:type="simple" xlink:href="https://www.w3schools.com/c/index.php" text:style-name="Internet_20_link" text:visited-style-name="Visited_20_Internet_20_Link">C Tutorial</text:a> </text:p>
      <text:p text:style-name="P38">Databases:</text:p>
      <text:p text:style-name="P38"><text:a xlink:type="simple" xlink:href="https://www.oracle.com/database/technologies/appdev/xe.html" text:style-name="Internet_20_link" text:visited-style-name="Visited_20_Internet_20_Link">Oracle Database Express Edition</text:a> </text:p>
      <text:p text:style-name="P34"/>
      <text:h text:style-name="P71" text:outline-level="2"><text:bookmark-start text:name="__RefHeading___Toc1562_1260640029"/>To Do<text:bookmark-end text:name="__RefHeading___Toc1562_1260640029"/></text:h>
      <text:p text:style-name="P25"><text:span text:style-name="T21">Improve the chapter of u</text:span>nit testing with Cunit.</text:p>
      <text:p text:style-name="P38">Creation and usage of <text:span text:style-name="T20">dynamic</text:span> libraries.</text:p>
      <text:p text:style-name="P25">Database connection with MySQL <text:span text:style-name="T13">an</text:span><text:span text:style-name="T16">d/or</text:span><text:span text:style-name="T13"> Oracle XE </text:span><text:span text:style-name="T16">and/</text:span><text:span text:style-name="T13">or Lite</text:span>.</text:p>
      <text:p text:style-name="P25"><text:span text:style-name="T15">Improve the chapters about t</text:span>ools to syntax validation and tools for check <text:span text:style-name="T15">the</text:span> logi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4-11-11T23:22:18.039000000</dc:date>
    <meta:editing-duration>PT3H37M21S</meta:editing-duration>
    <meta:editing-cycles>20</meta:editing-cycles>
    <meta:generator>LibreOffice/24.2.6.2$Windows_X86_64 LibreOffice_project/ef66aa7e36a1bb8e65bfbc63aba53045a14d0871</meta:generator>
    <meta:document-statistic meta:table-count="0" meta:image-count="0" meta:object-count="0" meta:page-count="56" meta:paragraph-count="912" meta:word-count="4363" meta:character-count="31924" meta:non-whitespace-character-count="26065"/>
  </office:meta>
</office:document-meta>
</file>